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66.84pt">
            <loext:p draw:notify-on-update-of-ranges="Sheet1.A2:Sheet1.A2 Sheet1.H2:Sheet1.H2 Sheet1.A3:Sheet1.A3 Sheet1.H3:Sheet1.H3 Sheet1.A4:Sheet1.A4 Sheet1.H4:Sheet1.H4 Sheet1.A5:Sheet1.A5 Sheet1.H5:Sheet1.H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1pt" svg:height="255.46pt" svg:x="336.67pt" svg:y="158.4pt">
            <loext:p draw:notify-on-update-of-ranges="Sheet1.A2:Sheet1.A2 Sheet1.K2:Sheet1.K2 Sheet1.A3:Sheet1.A3 Sheet1.K3:Sheet1.K3 Sheet1.A4:Sheet1.A4 Sheet1.K4:Sheet1.K4 Sheet1.A5:Sheet1.A5 Sheet1.K5:Sheet1.K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время, сек.</text:p>
          </table:table-cell>
          <table:table-cell office:value-type="string" calcext:value-type="string">
            <text:p>частиц на ядро</text:p>
          </table:table-cell>
          <table:table-cell table:style-name="ce2" office:value-type="string" calcext:value-type="string">
            <text:p>ядер</text:p>
          </table:table-cell>
          <table:table-cell office:value-type="string" calcext:value-type="string">
            <text:p>данных на частицу</text:p>
          </table:table-cell>
          <table:table-cell office:value-type="string" calcext:value-type="string">
            <text:p>общий объем(Гб)</text:p>
          </table:table-cell>
          <table:table-cell office:value-type="string" calcext:value-type="string">
            <text:p>скорост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string" calcext:value-type="string">
            <text:p>Xeon E5450</text:p>
          </table:table-cell>
          <table:table-cell office:value-type="float" office:value="0.89" calcext:value-type="float">
            <text:p>0.89</text:p>
          </table:table-cell>
          <table:table-cell table:style-name="ce1" office:value-type="float" office:value="2500001" calcext:value-type="float">
            <text:p>2.50E+06</text:p>
          </table:table-cell>
          <table:table-cell table:style-name="ce1" office:value-type="float" office:value="4" calcext:value-type="float">
            <text:p>4.00E+00</text:p>
          </table:table-cell>
          <table:table-cell office:value-type="float" office:value="576" calcext:value-type="float">
            <text:p>576</text:p>
          </table:table-cell>
          <table:table-cell table:formula="of:=[.D2]*[.E2]*[.F2]/1024/1024/1024" office:value-type="float" office:value="5.36442017555237" calcext:value-type="float">
            <text:p>5.3644201756</text:p>
          </table:table-cell>
          <table:table-cell table:formula="of:=[.G2]/[.C2]" office:value-type="float" office:value="6.02743839949704" calcext:value-type="float">
            <text:p>6.0274383995</text:p>
          </table:table-cell>
          <table:table-cell/>
          <table:table-cell office:value-type="float" office:value="0.011" calcext:value-type="float">
            <text:p>0.011</text:p>
          </table:table-cell>
          <table:table-cell table:formula="of:=5.72/[.J2]/100"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string" calcext:value-type="string">
            <text:p>Xeon E5472</text:p>
          </table:table-cell>
          <table:table-cell office:value-type="float" office:value="0.43" calcext:value-type="float">
            <text:p>0.43</text:p>
          </table:table-cell>
          <table:table-cell table:style-name="ce1" office:value-type="float" office:value="2500002" calcext:value-type="float">
            <text:p>2.50E+06</text:p>
          </table:table-cell>
          <table:table-cell table:style-name="ce1" office:value-type="float" office:value="4" calcext:value-type="float">
            <text:p>4.00E+00</text:p>
          </table:table-cell>
          <table:table-cell office:value-type="float" office:value="576" calcext:value-type="float">
            <text:p>576</text:p>
          </table:table-cell>
          <table:table-cell table:formula="of:=[.D3]*[.E3]*[.F3]/1024/1024/1024" office:value-type="float" office:value="5.36442232131958" calcext:value-type="float">
            <text:p>5.3644223213</text:p>
          </table:table-cell>
          <table:table-cell table:formula="of:=[.G3]/[.C3]" office:value-type="float" office:value="12.4754007472548" calcext:value-type="float">
            <text:p>12.4754007473</text:p>
          </table:table-cell>
          <table:table-cell/>
          <table:table-cell office:value-type="float" office:value="0.005" calcext:value-type="float">
            <text:p>0.005</text:p>
          </table:table-cell>
          <table:table-cell table:formula="of:=5.72/[.J3]/100" office:value-type="float" office:value="11.44" calcext:value-type="float">
            <text:p>11.44</text:p>
          </table:table-cell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string" calcext:value-type="string">
            <text:p>Xeon 5150</text:p>
          </table:table-cell>
          <table:table-cell office:value-type="float" office:value="1.84" calcext:value-type="float">
            <text:p>1.84</text:p>
          </table:table-cell>
          <table:table-cell table:style-name="ce1" office:value-type="float" office:value="2500000" calcext:value-type="float">
            <text:p>2.50E+06</text:p>
          </table:table-cell>
          <table:table-cell table:style-name="ce1" office:value-type="float" office:value="2" calcext:value-type="float">
            <text:p>2.00E+00</text:p>
          </table:table-cell>
          <table:table-cell office:value-type="float" office:value="576" calcext:value-type="float">
            <text:p>576</text:p>
          </table:table-cell>
          <table:table-cell table:formula="of:=[.D4]*[.E4]*[.F4]/1024/1024/1024" office:value-type="float" office:value="2.68220901489258" calcext:value-type="float">
            <text:p>2.6822090149</text:p>
          </table:table-cell>
          <table:table-cell table:formula="of:=[.G4]/[.C4]" office:value-type="float" office:value="1.45772229070249" calcext:value-type="float">
            <text:p>1.4577222907</text:p>
          </table:table-cell>
          <table:table-cell/>
          <table:table-cell office:value-type="float" office:value="0.007" calcext:value-type="float">
            <text:p>0.007</text:p>
          </table:table-cell>
          <table:table-cell table:formula="of:=5.72/[.J4]/100" office:value-type="float" office:value="8.17142857142857" calcext:value-type="float">
            <text:p>8.1714285714</text:p>
          </table:table-cell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string" calcext:value-type="string">
            <text:p>Xeon 5355</text:p>
          </table:table-cell>
          <table:table-cell office:value-type="float" office:value="1.2" calcext:value-type="float">
            <text:p>1.2</text:p>
          </table:table-cell>
          <table:table-cell table:style-name="ce1" office:value-type="float" office:value="2500003" calcext:value-type="float">
            <text:p>2.50E+06</text:p>
          </table:table-cell>
          <table:table-cell table:style-name="ce1" office:value-type="float" office:value="4" calcext:value-type="float">
            <text:p>4.00E+00</text:p>
          </table:table-cell>
          <table:table-cell office:value-type="float" office:value="576" calcext:value-type="float">
            <text:p>576</text:p>
          </table:table-cell>
          <table:table-cell table:formula="of:=[.D5]*[.E5]*[.F5]/1024/1024/1024" office:value-type="float" office:value="5.36442446708679" calcext:value-type="float">
            <text:p>5.3644244671</text:p>
          </table:table-cell>
          <table:table-cell table:formula="of:=[.G5]/[.C5]" office:value-type="float" office:value="4.47035372257233" calcext:value-type="float">
            <text:p>4.4703537226</text:p>
          </table:table-cell>
          <table:table-cell/>
          <table:table-cell office:value-type="float" office:value="0.009" calcext:value-type="float">
            <text:p>0.009</text:p>
          </table:table-cell>
          <table:table-cell table:formula="of:=5.72/[.J5]/100" office:value-type="float" office:value="6.35555555555555" calcext:value-type="float">
            <text:p>6.3555555556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9"/>
          <table:table-cell table:formula="of:=2500000*48/1024/1024*0.05" office:value-type="float" office:value="5.7220458984375" calcext:value-type="float">
            <text:p>5.72204589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0:16:40.134912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7:49:42.662496236</meta:creation-date>
    <dc:date>2018-09-18T18:10:14.357996941</dc:date>
    <meta:editing-duration>PT8H51M42S</meta:editing-duration>
    <meta:editing-cycles>6</meta:editing-cycles>
    <meta:generator>LibreOffice/5.1.6.2$Linux_X86_64 LibreOffice_project/10m0$Build-2</meta:generator>
    <meta:document-statistic meta:table-count="1" meta:cell-count="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="hatch" draw:fill-color="#000000" draw:fill-hatch-name="Black_20_0_20_Degrees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stroke="solid" draw:fill-hatch-name="Black_20_90_20_Degrees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 draw:fill-hatch-name="Black_20_0_20_Degrees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hatch" draw:fill-color="#579d1c" draw:fill-hatch-name="Black_20_45_20_Degrees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2cm" svg:y="0.316cm" chart:style-name="ch2">
          <text:p>Пропускная способность памяти</text:p>
        </chart:title>
        <chart:legend chart:legend-position="end" svg:x="13.01cm" svg:y="3.502cm" style:legend-expansion="high" chart:style-name="ch3"/>
        <chart:plot-area chart:style-name="ch4" table:cell-range-address="Sheet1.A2:Sheet1.A5 Sheet1.H2:Sheet1.H5" chart:data-source-has-labels="column" svg:x="1.643cm" svg:y="1.699cm" svg:width="11.047cm" svg:height="7.121cm">
          <chartooo:coordinate-region svg:x="2.3cm" svg:y="1.887cm" svg:width="10.39cm" svg:height="6.746cm"/>
          <chart:axis chart:dimension="x" chart:name="primary-x" chart:style-name="ch5"/>
          <chart:axis chart:dimension="y" chart:name="primary-y" chart:style-name="ch6">
            <chart:title svg:x="0.451cm" svg:y="6.195cm" chart:style-name="ch7">
              <text:p>GB/sec</text:p>
            </chart:title>
            <chart:grid chart:style-name="ch8" chart:class="major"/>
          </chart:axis>
          <chart:series chart:style-name="ch9" chart:values-cell-range-address="Sheet1.H2:Sheet1.H2" chart:label-cell-address="Sheet1.A2:Sheet1.A2" chart:class="chart:bar">
            <chart:data-point chart:style-name="ch10"/>
          </chart:series>
          <chart:series chart:style-name="ch11" chart:values-cell-range-address="Sheet1.H3:Sheet1.H3" chart:label-cell-address="Sheet1.A3:Sheet1.A3" chart:class="chart:bar">
            <chart:data-point/>
          </chart:series>
          <chart:series chart:style-name="ch12" chart:values-cell-range-address="Sheet1.H4:Sheet1.H4" chart:label-cell-address="Sheet1.A4:Sheet1.A4" chart:class="chart:bar">
            <chart:data-point/>
          </chart:series>
          <chart:series chart:style-name="ch13" chart:values-cell-range-address="Sheet1.H5:Sheet1.H5" chart:label-cell-address="Sheet1.A5:Sheet1.A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МВС-100К</text:p>
                <draw:g>
                  <svg:desc>Sheet1.A2:Sheet1.A2</svg:desc>
                </draw:g>
              </table:table-cell>
              <table:table-cell office:value-type="float" office:value="6.02743839949704">
                <text:p>6.02743839949704</text:p>
                <draw:g>
                  <svg:desc>Sheet1.H2:Sheet1.H2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Sheet1.A3:Sheet1.A3</svg:desc>
                </draw:g>
              </table:table-cell>
              <table:table-cell office:value-type="float" office:value="12.4754007472548">
                <text:p>12.4754007472548</text:p>
                <draw:g>
                  <svg:desc>Sheet1.H3:Sheet1.H3</svg:desc>
                </draw:g>
              </table:table-cell>
            </table:table-row>
            <table:table-row>
              <table:table-cell office:value-type="string">
                <text:p>СКИФ-Cyberia</text:p>
                <draw:g>
                  <svg:desc>Sheet1.A4:Sheet1.A4</svg:desc>
                </draw:g>
              </table:table-cell>
              <table:table-cell office:value-type="float" office:value="1.45772229070249">
                <text:p>1.45772229070249</text:p>
                <draw:g>
                  <svg:desc>Sheet1.H4:Sheet1.H4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Sheet1.A5:Sheet1.A5</svg:desc>
                </draw:g>
              </table:table-cell>
              <table:table-cell office:value-type="float" office:value="4.47035372257233">
                <text:p>4.47035372257233</text:p>
                <draw:g>
                  <svg:desc>Sheet1.H5:Sheet1.H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90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9.013cm" xlink:href=".." xlink:type="simple" chart:class="chart:bar" chart:style-name="ch1">
        <chart:title svg:x="0.946cm" svg:y="0.316cm" chart:style-name="ch2">
          <text:p>Производительность коммуникационной сети</text:p>
        </chart:title>
        <chart:legend chart:legend-position="end" svg:x="11.748cm" svg:y="3.102cm" style:legend-expansion="high" chart:style-name="ch3"/>
        <chart:plot-area chart:style-name="ch4" table:cell-range-address="Sheet1.A2:Sheet1.A5 Sheet1.K2:Sheet1.K5" chart:data-source-has-labels="column" svg:x="1.864cm" svg:y="1.589cm" svg:width="9.564cm" svg:height="7.244cm">
          <chartooo:coordinate-region svg:x="2.521cm" svg:y="1.777cm" svg:width="8.907cm" svg:height="6.869cm"/>
          <chart:axis chart:dimension="x" chart:name="primary-x" chart:style-name="ch5"/>
          <chart:axis chart:dimension="y" chart:name="primary-y" chart:style-name="ch6">
            <chart:title svg:x="0.451cm" svg:y="6.68cm" chart:style-name="ch7">
              <text:p>Гбит/сек.</text:p>
            </chart:title>
            <chart:grid chart:style-name="ch8" chart:class="major"/>
          </chart:axis>
          <chart:series chart:style-name="ch9" chart:values-cell-range-address="Sheet1.K2:Sheet1.K2" chart:label-cell-address="Sheet1.A2:Sheet1.A2" chart:class="chart:bar">
            <chart:data-point/>
          </chart:series>
          <chart:series chart:style-name="ch10" chart:values-cell-range-address="Sheet1.K3:Sheet1.K3" chart:label-cell-address="Sheet1.A3:Sheet1.A3" chart:class="chart:bar">
            <chart:data-point/>
          </chart:series>
          <chart:series chart:style-name="ch11" chart:values-cell-range-address="Sheet1.K4:Sheet1.K4" chart:label-cell-address="Sheet1.A4:Sheet1.A4" chart:class="chart:bar">
            <chart:data-point/>
          </chart:series>
          <chart:series chart:style-name="ch12" chart:values-cell-range-address="Sheet1.K5:Sheet1.K5" chart:label-cell-address="Sheet1.A5:Sheet1.A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МВС-100К</text:p>
                <draw:g>
                  <svg:desc>Sheet1.A2:Sheet1.A2</svg:desc>
                </draw:g>
              </table:table-cell>
              <table:table-cell office:value-type="float" office:value="5.2">
                <text:p>5.2</text:p>
                <draw:g>
                  <svg:desc>Sheet1.K2:Sheet1.K2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Sheet1.A3:Sheet1.A3</svg:desc>
                </draw:g>
              </table:table-cell>
              <table:table-cell office:value-type="float" office:value="11.44">
                <text:p>11.44</text:p>
                <draw:g>
                  <svg:desc>Sheet1.K3:Sheet1.K3</svg:desc>
                </draw:g>
              </table:table-cell>
            </table:table-row>
            <table:table-row>
              <table:table-cell office:value-type="string">
                <text:p>СКИФ-Cyberia</text:p>
                <draw:g>
                  <svg:desc>Sheet1.A4:Sheet1.A4</svg:desc>
                </draw:g>
              </table:table-cell>
              <table:table-cell office:value-type="float" office:value="8.17142857142857">
                <text:p>8.17142857142857</text:p>
                <draw:g>
                  <svg:desc>Sheet1.K4:Sheet1.K4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Sheet1.A5:Sheet1.A5</svg:desc>
                </draw:g>
              </table:table-cell>
              <table:table-cell office:value-type="float" office:value="6.35555555555555">
                <text:p>6.35555555555555</text:p>
                <draw:g>
                  <svg:desc>Sheet1.K5:Sheet1.K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